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Kaiti Std R1" svg:font-family="'Adobe Kaiti Std R'"/>
    <style:font-face style:name="Arial1" svg:font-family="Arial" style:font-family-generic="swiss"/>
    <style:font-face style:name="Adobe Kaiti Std R" svg:font-family="'Adobe Kaiti Std 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9" style:family="table-row">
      <style:table-row-properties style:min-row-height="0.499cm"/>
    </style:style>
    <style:style style:name="Table3.A9" style:family="table-cell">
      <style:table-cell-properties style:vertical-align=""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4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499cm"/>
    </style:style>
    <style:style style:name="P1" style:family="paragraph" style:parent-style-name="Standard">
      <style:text-properties style:font-name="Adobe Kaiti Std R" fo:language="zxx" fo:country="none" officeooo:rsid="000118f8" officeooo:paragraph-rsid="000118f8" style:language-asian="zxx" style:country-asian="none" style:language-complex="zxx" style:country-complex="none"/>
    </style:style>
    <style:style style:name="P2" style:family="paragraph" style:parent-style-name="Standard">
      <style:text-properties style:font-name="Adobe Kaiti Std R" fo:language="zxx" fo:country="none" officeooo:rsid="000118f8" officeooo:paragraph-rsid="00027c54" style:language-asian="zxx" style:country-asian="none" style:language-complex="zxx" style:country-complex="none"/>
    </style:style>
    <style:style style:name="P3" style:family="paragraph" style:parent-style-name="Standard">
      <style:text-properties style:font-name="Adobe Kaiti Std R" fo:language="zxx" fo:country="none" officeooo:rsid="000118f8" officeooo:paragraph-rsid="0015cb4d" style:language-asian="zxx" style:country-asian="none" style:language-complex="zxx" style:country-complex="none"/>
    </style:style>
    <style:style style:name="P4" style:family="paragraph" style:parent-style-name="Standard">
      <style:text-properties style:font-name="Adobe Kaiti Std R" fo:language="zxx" fo:country="none" officeooo:rsid="00027c54" officeooo:paragraph-rsid="00027c54" style:language-asian="zxx" style:country-asian="none" style:language-complex="zxx" style:country-complex="none"/>
    </style:style>
    <style:style style:name="P5" style:family="paragraph" style:parent-style-name="Standard">
      <style:text-properties style:font-name="Adobe Kaiti Std R" fo:language="zxx" fo:country="none" officeooo:rsid="00027c54" officeooo:paragraph-rsid="00033228" style:language-asian="zxx" style:country-asian="none" style:language-complex="zxx" style:country-complex="none"/>
    </style:style>
    <style:style style:name="P6" style:family="paragraph" style:parent-style-name="Standard">
      <style:text-properties style:font-name="Adobe Kaiti Std R" fo:language="zxx" fo:country="none" officeooo:rsid="0008801a" officeooo:paragraph-rsid="0008801a" style:language-asian="zxx" style:country-asian="none" style:language-complex="zxx" style:country-complex="none"/>
    </style:style>
    <style:style style:name="P7" style:family="paragraph" style:parent-style-name="Standard">
      <style:text-properties style:font-name="Adobe Kaiti Std R" fo:language="zxx" fo:country="none" officeooo:rsid="000b6c76" officeooo:paragraph-rsid="000b6c76" style:language-asian="zxx" style:country-asian="none" style:language-complex="zxx" style:country-complex="none"/>
    </style:style>
    <style:style style:name="P8" style:family="paragraph" style:parent-style-name="Standard">
      <style:text-properties style:font-name="Adobe Kaiti Std R" fo:language="zxx" fo:country="none" officeooo:rsid="000d0c9d" officeooo:paragraph-rsid="000d0c9d"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Adobe Kaiti Std R" fo:language="zxx" fo:country="none" officeooo:rsid="001165ed" officeooo:paragraph-rsid="001165ed" style:language-asian="zxx" style:country-asian="none" style:language-complex="zxx" style:country-complex="none"/>
    </style:style>
    <style:style style:name="P10" style:family="paragraph" style:parent-style-name="Standard">
      <style:paragraph-properties fo:text-align="start" style:justify-single-word="false"/>
      <style:text-properties style:font-name="Adobe Kaiti Std R" fo:language="zxx" fo:country="none" officeooo:rsid="001165ed" officeooo:paragraph-rsid="00127684" style:language-asian="zxx" style:country-asian="none" style:language-complex="zxx" style:country-complex="none"/>
    </style:style>
    <style:style style:name="P11" style:family="paragraph" style:parent-style-name="Standard">
      <style:paragraph-properties fo:text-align="start" style:justify-single-word="false"/>
      <style:text-properties style:font-name="Adobe Kaiti Std R" fo:language="zxx" fo:country="none" officeooo:rsid="00127684" officeooo:paragraph-rsid="00127684" style:language-asian="zxx" style:country-asian="none" style:language-complex="zxx" style:country-complex="none"/>
    </style:style>
    <style:style style:name="P12" style:family="paragraph" style:parent-style-name="Standard">
      <style:paragraph-properties fo:text-align="start" style:justify-single-word="false"/>
      <style:text-properties style:font-name="Adobe Kaiti Std R" fo:language="zxx" fo:country="none" officeooo:rsid="0013ad27" officeooo:paragraph-rsid="0013ad27" style:language-asian="zxx" style:country-asian="none" style:language-complex="zxx" style:country-complex="none"/>
    </style:style>
    <style:style style:name="P13" style:family="paragraph" style:parent-style-name="Standard">
      <style:paragraph-properties fo:text-align="start" style:justify-single-word="false"/>
      <style:text-properties style:font-name="Adobe Kaiti Std R" fo:language="zxx" fo:country="none" officeooo:rsid="001405b0" officeooo:paragraph-rsid="001405b0"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dobe Kaiti Std R" fo:language="zxx" fo:country="none" officeooo:rsid="0016204c" officeooo:paragraph-rsid="0016204c" style:language-asian="zxx" style:country-asian="none" style:language-complex="zxx" style:country-complex="none"/>
    </style:style>
    <style:style style:name="P15" style:family="paragraph" style:parent-style-name="Standard">
      <style:text-properties style:font-name="Adobe Kaiti Std R" fo:language="zxx" fo:country="none" style:text-underline-style="none" officeooo:rsid="00027c54" officeooo:paragraph-rsid="00027c54" style:language-asian="zxx" style:country-asian="none" style:language-complex="zxx" style:country-complex="none"/>
    </style:style>
    <style:style style:name="P16" style:family="paragraph" style:parent-style-name="Standard">
      <style:text-properties style:font-name="Adobe Kaiti Std R" fo:language="zxx" fo:country="none" style:text-underline-style="none" officeooo:rsid="00027c54" officeooo:paragraph-rsid="0008801a" style:language-asian="zxx" style:country-asian="none" style:language-complex="zxx" style:country-complex="none"/>
    </style:style>
    <style:style style:name="P17" style:family="paragraph" style:parent-style-name="Standard">
      <style:text-properties style:font-name="Adobe Kaiti Std R" fo:language="zxx" fo:country="none" style:text-underline-style="none" officeooo:rsid="0008801a" officeooo:paragraph-rsid="0008801a" style:language-asian="zxx" style:country-asian="none" style:language-complex="zxx" style:country-complex="none"/>
    </style:style>
    <style:style style:name="P18" style:family="paragraph" style:parent-style-name="Standard">
      <style:paragraph-properties fo:text-align="start" style:justify-single-word="false"/>
      <style:text-properties style:font-name="Adobe Kaiti Std R" fo:language="zxx" fo:country="none" style:text-underline-style="none" officeooo:rsid="001e97c3" officeooo:paragraph-rsid="001e97c3" style:language-asian="zxx" style:country-asian="none" style:language-complex="zxx" style:country-complex="none"/>
    </style:style>
    <style:style style:name="P19" style:family="paragraph" style:parent-style-name="Standard">
      <style:paragraph-properties fo:text-align="start" style:justify-single-word="false"/>
      <style:text-properties style:font-name="Adobe Kaiti Std R" fo:language="zxx" fo:country="none" style:text-underline-style="none" officeooo:rsid="001e97c3" officeooo:paragraph-rsid="001ed406" style:language-asian="zxx" style:country-asian="none" style:language-complex="zxx" style:country-complex="none"/>
    </style:style>
    <style:style style:name="P20" style:family="paragraph" style:parent-style-name="Standard">
      <style:paragraph-properties fo:text-align="start" style:justify-single-word="false"/>
      <style:text-properties style:font-name="Adobe Kaiti Std R" fo:language="zxx" fo:country="none" style:text-underline-style="none" officeooo:rsid="001ed406" officeooo:paragraph-rsid="001ed406" style:language-asian="zxx" style:country-asian="none" style:language-complex="zxx" style:country-complex="none"/>
    </style:style>
    <style:style style:name="P21" style:family="paragraph" style:parent-style-name="Standard">
      <style:text-properties style:font-name="Adobe Kaiti Std R" fo:language="zxx" fo:country="none" style:text-underline-style="none" fo:font-weight="normal" officeooo:rsid="000b371c" officeooo:paragraph-rsid="000b371c" style:language-asian="zxx" style:country-asian="none" style:font-weight-asian="normal" style:language-complex="zxx" style:country-complex="none" style:font-weight-complex="normal"/>
    </style:style>
    <style:style style:name="P22" style:family="paragraph" style:parent-style-name="Standard">
      <style:paragraph-properties fo:text-align="start" style:justify-single-word="false"/>
      <style:text-properties style:font-name="Adobe Kaiti Std R" fo:language="zxx" fo:country="none" style:text-underline-style="none" fo:font-weight="bold" officeooo:rsid="001e97c3" officeooo:paragraph-rsid="001e97c3" style:language-asian="zxx" style:country-asian="none" style:font-weight-asian="bold" style:language-complex="zxx" style:country-complex="none" style:font-weight-complex="bold"/>
    </style:style>
    <style:style style:name="P23" style:family="paragraph" style:parent-style-name="Standard">
      <style:paragraph-properties fo:text-align="center" style:justify-single-word="false"/>
      <style:text-properties style:font-name="Adobe Kaiti Std R" fo:language="zxx" fo:country="none" fo:font-weight="bold" officeooo:rsid="000118f8" officeooo:paragraph-rsid="00027c54" style:language-asian="zxx" style:country-asian="none" style:font-weight-asian="bold" style:language-complex="zxx" style:country-complex="none" style:font-weight-complex="bold"/>
    </style:style>
    <style:style style:name="P24" style:family="paragraph" style:parent-style-name="Standard">
      <style:text-properties style:font-name="Adobe Kaiti Std R" fo:language="zxx" fo:country="none" fo:font-weight="bold" officeooo:rsid="00078d4a" officeooo:paragraph-rsid="00078d4a" style:language-asian="zxx" style:country-asian="none" style:font-weight-asian="bold" style:language-complex="zxx" style:country-complex="none" style:font-weight-complex="bold"/>
    </style:style>
    <style:style style:name="P25" style:family="paragraph" style:parent-style-name="Standard">
      <style:text-properties style:font-name="Adobe Kaiti Std R" fo:language="zxx" fo:country="none" fo:font-weight="bold" officeooo:rsid="0008801a" officeooo:paragraph-rsid="0008801a" style:language-asian="zxx" style:country-asian="none" style:font-weight-asian="bold" style:language-complex="zxx" style:country-complex="none" style:font-weight-complex="bold"/>
    </style:style>
    <style:style style:name="P26" style:family="paragraph" style:parent-style-name="Standard">
      <style:text-properties style:font-name="Adobe Kaiti Std R" fo:language="zxx" fo:country="none" fo:font-weight="bold" officeooo:rsid="000d0c9d" officeooo:paragraph-rsid="000d0c9d" style:language-asian="zxx" style:country-asian="none" style:font-weight-asian="bold" style:language-complex="zxx" style:country-complex="none" style:font-weight-complex="bold"/>
    </style:style>
    <style:style style:name="P27" style:family="paragraph" style:parent-style-name="Standard">
      <style:text-properties style:font-name="Adobe Kaiti Std R" fo:language="zxx" fo:country="none" fo:font-weight="bold" officeooo:rsid="001165ed" officeooo:paragraph-rsid="001165ed" style:language-asian="zxx" style:country-asian="none" style:font-weight-asian="bold" style:language-complex="zxx" style:country-complex="none" style:font-weight-complex="bold"/>
    </style:style>
    <style:style style:name="P28" style:family="paragraph" style:parent-style-name="Standard">
      <style:text-properties style:font-name="Adobe Kaiti Std R" fo:language="zxx" fo:country="none" fo:font-weight="bold" officeooo:rsid="001165ed" officeooo:paragraph-rsid="00127684" style:language-asian="zxx" style:country-asian="none" style:font-weight-asian="bold" style:language-complex="zxx" style:country-complex="none" style:font-weight-complex="bold"/>
    </style:style>
    <style:style style:name="P29" style:family="paragraph" style:parent-style-name="Standard">
      <style:paragraph-properties fo:text-align="start" style:justify-single-word="false"/>
      <style:text-properties style:font-name="Adobe Kaiti Std R" fo:language="zxx" fo:country="none" fo:font-weight="bold" officeooo:rsid="00127684" officeooo:paragraph-rsid="00127684" style:language-asian="zxx" style:country-asian="none" style:font-weight-asian="bold" style:language-complex="zxx" style:country-complex="none" style:font-weight-complex="bold"/>
    </style:style>
    <style:style style:name="P30" style:family="paragraph" style:parent-style-name="Standard">
      <style:paragraph-properties fo:text-align="start" style:justify-single-word="false"/>
      <style:text-properties style:font-name="Adobe Kaiti Std R" fo:language="zxx" fo:country="none" fo:font-weight="bold" officeooo:rsid="0013ad27" officeooo:paragraph-rsid="0013ad27" style:language-asian="zxx" style:country-asian="none" style:font-weight-asian="bold" style:language-complex="zxx" style:country-complex="none" style:font-weight-complex="bold"/>
    </style:style>
    <style:style style:name="P31" style:family="paragraph" style:parent-style-name="Standard">
      <style:paragraph-properties fo:text-align="start" style:justify-single-word="false"/>
      <style:text-properties style:font-name="Adobe Kaiti Std R" fo:language="zxx" fo:country="none" fo:font-weight="bold" officeooo:rsid="0016204c" officeooo:paragraph-rsid="0016204c" style:language-asian="zxx" style:country-asian="none" style:font-weight-asian="bold" style:language-complex="zxx" style:country-complex="none" style:font-weight-complex="bold"/>
    </style:style>
    <style:style style:name="P32" style:family="paragraph" style:parent-style-name="Standard">
      <style:text-properties style:font-name="Adobe Kaiti Std R" fo:language="zxx" fo:country="none" fo:font-weight="normal" officeooo:rsid="000b6c76" officeooo:paragraph-rsid="000b6c76"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Adobe Kaiti Std R" fo:language="zxx" fo:country="none" fo:font-weight="normal" officeooo:rsid="0013ad27" officeooo:paragraph-rsid="0013ad27" style:language-asian="zxx" style:country-asian="none" style:font-weight-asian="normal" style:language-complex="zxx" style:country-complex="none" style:font-weight-complex="normal"/>
    </style:style>
    <style:style style:name="P34" style:family="paragraph" style:parent-style-name="Standard">
      <style:text-properties style:font-name="Adobe Kaiti Std R" fo:language="zxx" fo:country="none" style:text-underline-style="solid" style:text-underline-width="auto" style:text-underline-color="font-color" fo:font-weight="normal" officeooo:rsid="000118f8" officeooo:paragraph-rsid="000b371c" style:language-asian="zxx" style:country-asian="none" style:font-weight-asian="normal" style:language-complex="zxx" style:country-complex="none" style:font-weight-complex="normal"/>
    </style:style>
    <style:style style:name="P35" style:family="paragraph" style:parent-style-name="Standard">
      <style:paragraph-properties fo:text-align="center" style:justify-single-word="false"/>
      <style:text-properties style:font-name="Adobe Kaiti Std R" fo:language="zxx" fo:country="none" style:text-underline-style="solid" style:text-underline-width="auto" style:text-underline-color="font-color" fo:font-weight="bold" officeooo:rsid="001e97c3" officeooo:paragraph-rsid="001e97c3" style:language-asian="zxx" style:country-asian="none" style:font-weight-asian="bold" style:language-complex="zxx" style:country-complex="none" style:font-weight-complex="bold"/>
    </style:style>
    <style:style style:name="P36" style:family="paragraph" style:parent-style-name="Title">
      <style:text-properties style:font-name="Adobe Kaiti Std R" fo:language="zxx" fo:country="none" style:language-asian="zxx" style:country-asian="none" style:language-complex="zxx" style:country-complex="none"/>
    </style:style>
    <style:style style:name="P37" style:family="paragraph" style:parent-style-name="Table_20_Contents">
      <style:paragraph-properties fo:text-align="center" style:justify-single-word="false"/>
      <style:text-properties style:font-name="Adobe Kaiti Std R" fo:language="zxx" fo:country="none" fo:font-weight="bold" style:language-asian="zxx" style:country-asian="none" style:font-weight-asian="bold" style:language-complex="zxx" style:country-complex="none" style:font-weight-complex="bold"/>
    </style:style>
    <style:style style:name="P38" style:family="paragraph" style:parent-style-name="Table_20_Contents">
      <style:text-properties style:font-name="Adobe Kaiti Std R" fo:language="zxx" fo:country="none" style:language-asian="zxx" style:country-asian="none" style:language-complex="zxx" style:country-complex="none"/>
    </style:style>
    <style:style style:name="P39" style:family="paragraph" style:parent-style-name="Table_20_Contents">
      <style:text-properties style:font-name="Adobe Kaiti Std R" fo:language="zxx" fo:country="none" officeooo:paragraph-rsid="00033228" style:language-asian="zxx" style:country-asian="none" style:language-complex="zxx" style:country-complex="none"/>
    </style:style>
    <style:style style:name="P40" style:family="paragraph" style:parent-style-name="Table_20_Contents">
      <style:text-properties style:font-name="Adobe Kaiti Std R" fo:language="zxx" fo:country="none" officeooo:rsid="000b6c76" officeooo:paragraph-rsid="000b6c76"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Adobe Kaiti Std R"/>
    </style:style>
    <style:style style:name="P42" style:family="paragraph" style:parent-style-name="Table_20_Contents">
      <style:paragraph-properties fo:text-align="start" style:justify-single-word="false"/>
      <style:text-properties style:font-name="Adobe Kaiti Std R" officeooo:rsid="00216294" officeooo:paragraph-rsid="00216294"/>
    </style:style>
    <style:style style:name="P43" style:family="paragraph" style:parent-style-name="Table_20_Contents">
      <style:paragraph-properties fo:text-align="center" style:justify-single-word="false"/>
      <style:text-properties style:font-name="Adobe Kaiti Std R" fo:font-weight="bold" officeooo:rsid="00216294" officeooo:paragraph-rsid="00216294" style:font-weight-asian="bold" style:font-weight-complex="bold"/>
    </style:style>
    <style:style style:name="P44" style:family="paragraph" style:parent-style-name="Table_20_Contents">
      <style:paragraph-properties fo:text-align="start" style:justify-single-word="false"/>
      <style:text-properties fo:language="zxx" fo:country="none" officeooo:rsid="001165ed" officeooo:paragraph-rsid="001165ed" style:language-asian="zxx" style:country-asian="none" style:language-complex="zxx" style:country-complex="none"/>
    </style:style>
    <style:style style:name="P45" style:family="paragraph" style:parent-style-name="Table_20_Contents">
      <style:paragraph-properties fo:text-align="start" style:justify-single-word="false"/>
      <style:text-properties fo:language="zxx" fo:country="none" officeooo:rsid="0013ad27" officeooo:paragraph-rsid="0013ad27" style:language-asian="zxx" style:country-asian="none" style:language-complex="zxx" style:country-complex="none"/>
    </style:style>
    <style:style style:name="P46" style:family="paragraph" style:parent-style-name="Table_20_Contents">
      <style:paragraph-properties fo:text-align="start" style:justify-single-word="false"/>
      <style:text-properties fo:language="zxx" fo:country="none" officeooo:rsid="0016204c" officeooo:paragraph-rsid="0016204c" style:language-asian="zxx" style:country-asian="none" style:language-complex="zxx" style:country-complex="none"/>
    </style:style>
    <style:style style:name="P47" style:family="paragraph" style:parent-style-name="Table_20_Contents">
      <style:paragraph-properties fo:text-align="center" style:justify-single-word="false"/>
      <style:text-properties fo:language="zxx" fo:country="none" fo:font-weight="bold" officeooo:rsid="001165ed" officeooo:paragraph-rsid="001165ed" style:language-asian="zxx" style:country-asian="none" style:font-weight-asian="bold" style:language-complex="zxx" style:country-complex="none" style:font-weight-complex="bold"/>
    </style:style>
    <style:style style:name="P48" style:family="paragraph" style:parent-style-name="Standard">
      <style:paragraph-properties fo:break-before="page"/>
      <style:text-properties style:font-name="Adobe Kaiti Std R" fo:language="zxx" fo:country="none" fo:font-weight="bold" officeooo:rsid="000b371c" officeooo:paragraph-rsid="000b371c" style:language-asian="zxx" style:country-asian="none" style:font-weight-asian="bold" style:language-complex="zxx" style:country-complex="none" style:font-weight-complex="bold"/>
    </style:style>
    <style:style style:name="P49" style:family="paragraph" style:parent-style-name="Text_20_body">
      <style:paragraph-properties fo:text-align="start" style:justify-single-word="false"/>
      <style:text-properties style:font-name="Adobe Kaiti Std R" fo:language="zxx" fo:country="none" officeooo:rsid="0010687a" officeooo:paragraph-rsid="0010687a" style:language-asian="zxx" style:country-asian="none" style:language-complex="zxx" style:country-complex="none"/>
    </style:style>
    <style:style style:name="P50" style:family="paragraph" style:parent-style-name="Text_20_body">
      <style:paragraph-properties fo:text-align="start" style:justify-single-word="false"/>
      <style:text-properties style:font-name="Adobe Kaiti Std R" fo:language="zxx" fo:country="none" officeooo:rsid="001165ed" officeooo:paragraph-rsid="001165ed" style:language-asian="zxx" style:country-asian="none" style:language-complex="zxx" style:country-complex="none"/>
    </style:style>
    <style:style style:name="P51" style:family="paragraph" style:parent-style-name="Text_20_body">
      <style:paragraph-properties fo:text-align="start" style:justify-single-word="false"/>
      <style:text-properties style:font-name="Adobe Kaiti Std R" fo:language="zxx" fo:country="none" style:text-underline-style="solid" style:text-underline-width="auto" style:text-underline-color="font-color" officeooo:rsid="001165ed" officeooo:paragraph-rsid="001165ed" style:language-asian="zxx" style:country-asian="none" style:language-complex="zxx" style:country-complex="none"/>
    </style:style>
    <style:style style:name="P52" style:family="paragraph" style:parent-style-name="Standard" style:list-style-name="">
      <style:paragraph-properties fo:text-align="start" style:justify-single-word="false"/>
      <style:text-properties style:font-name="Adobe Kaiti Std R" fo:language="zxx" fo:country="none" style:text-underline-style="none" officeooo:rsid="001cdced" officeooo:paragraph-rsid="001cdced" style:language-asian="zxx" style:country-asian="none" style:language-complex="zxx" style:country-complex="none"/>
    </style:style>
    <style:style style:name="P53" style:family="paragraph" style:parent-style-name="Standard" style:list-style-name="">
      <style:paragraph-properties fo:text-align="start" style:justify-single-word="false"/>
      <style:text-properties style:font-name="Adobe Kaiti Std R" fo:language="zxx" fo:country="none" style:text-underline-style="none" officeooo:rsid="00216294" officeooo:paragraph-rsid="00216294" style:language-asian="zxx" style:country-asian="none" style:language-complex="zxx" style:country-complex="none"/>
    </style:style>
    <style:style style:name="P54" style:family="paragraph" style:parent-style-name="Standard" style:list-style-name="">
      <style:paragraph-properties fo:text-align="start" style:justify-single-word="false"/>
      <style:text-properties style:font-name="Adobe Kaiti Std R" fo:language="zxx" fo:country="none" style:text-underline-style="solid" style:text-underline-width="auto" style:text-underline-color="font-color" officeooo:rsid="00216294" officeooo:paragraph-rsid="00216294" style:language-asian="zxx" style:country-asian="none" style:language-complex="zxx" style:country-complex="none"/>
    </style:style>
    <style:style style:name="P55" style:family="paragraph" style:parent-style-name="Standard">
      <style:text-properties style:font-name="Adobe Kaiti Std R" fo:language="zxx" fo:country="none" fo:font-weight="bold" officeooo:rsid="00227737" officeooo:paragraph-rsid="00227737" style:font-name-asian="Adobe Kaiti Std R1" style:language-asian="zxx" style:country-asian="none" style:font-weight-asian="bold" style:language-complex="zxx" style:country-complex="none" style:font-weight-complex="bold"/>
    </style:style>
    <style:style style:name="P56" style:family="paragraph" style:parent-style-name="Heading_20_1">
      <style:paragraph-properties fo:text-align="center" style:justify-single-word="false"/>
      <style:text-properties style:font-name="Adobe Kaiti Std R" fo:language="zxx" fo:country="none" officeooo:rsid="001cdced" officeooo:paragraph-rsid="001cdced" style:language-asian="zxx" style:country-asian="none" style:language-complex="zxx" style:country-complex="none"/>
    </style:style>
    <style:style style:name="P57" style:family="paragraph" style:parent-style-name="Heading_20_1">
      <style:paragraph-properties fo:text-align="center" style:justify-single-word="false" fo:break-before="page"/>
      <style:text-properties style:font-name="Adobe Kaiti Std R" fo:language="zxx" fo:country="none" style:language-asian="zxx" style:country-asian="none" style:language-complex="zxx" style:country-complex="none"/>
    </style:style>
    <style:style style:name="P58" style:family="paragraph" style:parent-style-name="Heading_20_1">
      <style:paragraph-properties fo:text-align="center" style:justify-single-word="false" fo:break-before="page"/>
      <style:text-properties style:font-name="Adobe Kaiti Std R" fo:language="zxx" fo:country="none" officeooo:rsid="0010687a" officeooo:paragraph-rsid="0010687a" style:language-asian="zxx" style:country-asian="none" style:language-complex="zxx" style:country-complex="none"/>
    </style:style>
    <style:style style:name="P59" style:family="paragraph" style:parent-style-name="Heading_20_1">
      <style:paragraph-properties fo:text-align="center" style:justify-single-word="false" fo:break-before="page"/>
      <style:text-properties style:font-name="Adobe Kaiti Std R" fo:language="zxx" fo:country="none" officeooo:rsid="001e97c3" officeooo:paragraph-rsid="001e97c3" style:language-asian="zxx" style:country-asian="none" style:language-complex="zxx" style:country-complex="none"/>
    </style:style>
    <style:style style:name="T1" style:family="text">
      <style:text-properties officeooo:rsid="000429c9"/>
    </style:style>
    <style:style style:name="T2" style:family="text">
      <style:text-properties officeooo:rsid="00078d4a"/>
    </style:style>
    <style:style style:name="T3" style:family="text">
      <style:text-properties officeooo:rsid="0008801a"/>
    </style:style>
    <style:style style:name="T4" style:family="text">
      <style:text-properties officeooo:rsid="000a5387"/>
    </style:style>
    <style:style style:name="T5" style:family="text">
      <style:text-properties officeooo:rsid="000b6c76"/>
    </style:style>
    <style:style style:name="T6" style:family="text">
      <style:text-properties officeooo:rsid="000efcd6"/>
    </style:style>
    <style:style style:name="T7" style:family="text">
      <style:text-properties officeooo:rsid="0010687a"/>
    </style:style>
    <style:style style:name="T8" style:family="text">
      <style:text-properties officeooo:rsid="00127684"/>
    </style:style>
    <style:style style:name="T9" style:family="text">
      <style:text-properties officeooo:rsid="001405b0"/>
    </style:style>
    <style:style style:name="T10" style:family="text">
      <style:text-properties officeooo:rsid="00141ade"/>
    </style:style>
    <style:style style:name="T11" style:family="text">
      <style:text-properties officeooo:rsid="00147dfe"/>
    </style:style>
    <style:style style:name="T12" style:family="text">
      <style:text-properties style:text-underline-style="none" fo:font-weight="normal" officeooo:rsid="000b371c" style:font-weight-asian="normal" style:font-weight-complex="normal"/>
    </style:style>
    <style:style style:name="T13" style:family="text">
      <style:text-properties officeooo:rsid="0016a9e0"/>
    </style:style>
    <style:style style:name="T14" style:family="text">
      <style:text-properties officeooo:rsid="00196498"/>
    </style:style>
    <style:style style:name="T15" style:family="text">
      <style:text-properties officeooo:rsid="001ed406"/>
    </style:style>
    <style:style style:name="T16" style:family="text">
      <style:text-properties officeooo:rsid="00216294"/>
    </style:style>
    <style:style style:name="T17" style:family="text">
      <style:text-properties officeooo:rsid="0024f291"/>
    </style:style>
    <style:style style:name="T18" style:family="text">
      <style:text-properties officeooo:rsid="0025cf78"/>
    </style:style>
    <style:style style:name="T19" style:family="text">
      <style:text-properties officeooo:rsid="0026b5fd"/>
    </style:style>
    <style:style style:name="T20" style:family="text">
      <style:text-properties officeooo:rsid="002780b0"/>
    </style:style>
    <style:style style:name="T21" style:family="text">
      <style:text-properties fo:font-style="italic" style:font-style-asian="italic" style:font-style-complex="italic"/>
    </style:style>
    <style:style style:name="T22" style:family="text">
      <style:text-properties officeooo:rsid="002af259"/>
    </style:style>
    <style:style style:name="T23" style:family="text">
      <style:text-properties officeooo:rsid="002c28c7"/>
    </style:style>
    <style:style style:name="T24" style:family="text">
      <style:text-properties officeooo:rsid="002fa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ombat Mechanics</text:p>
      <text:p text:style-name="P1"/>
      <text:p text:style-name="P3">A<text:span text:style-name="T11">ll</text:span> actions must feel responsive and dynamic. We don't want to fight the controllers. <text:span text:style-name="T12">The animations must flow into each other nicely, and this may require some special transition animations for specific combinations, to maintain logical rotations.</text:span></text:p>
      <text:h text:style-name="P56" text:outline-level="1">Stances</text:h>
      <text:h text:style-name="P52" text:outline-level="1">Stances provide a way to attack more quickly starting from <text:span text:style-name="T16">a stance that corresponds with the beginning of the attack</text:span>, eliminating the need for a transition.</text:h>
      <text:h text:style-name="P52" text:outline-level="1"/>
      <text:h text:style-name="P54" text:outline-level="1">Possible stances with controls to get into the stance:</text:h>
      <text:h text:style-name="P53" text:outline-level="1"/>
      <table:table table:name="Table3" table:style-name="Table3">
        <table:table-column table:style-name="Table3.A" table:number-columns-repeated="3"/>
        <table:table-row>
          <table:table-cell table:style-name="Table3.A1" office:value-type="string">
            <text:p text:style-name="P43">Stance</text:p>
          </table:table-cell>
          <table:table-cell table:style-name="Table3.A1" office:value-type="string">
            <text:p text:style-name="P43">Corresponding attacks</text:p>
          </table:table-cell>
          <table:table-cell table:style-name="Table3.C1" office:value-type="string">
            <text:p text:style-name="P43">Controls</text:p>
          </table:table-cell>
        </table:table-row>
        <table:table-row>
          <table:table-cell table:style-name="Table3.A2" office:value-type="string">
            <text:p text:style-name="P42">Right Vom Tag an der Schulter</text:p>
          </table:table-cell>
          <table:table-cell table:style-name="Table3.A2" office:value-type="string">
            <text:p text:style-name="P42">Right Zornhau, Right Zwerchhau, Oberhau</text:p>
          </table:table-cell>
          <table:table-cell table:style-name="Table3.C2" office:value-type="string">
            <text:p text:style-name="P42">Release mouse2 + drag up right.</text:p>
          </table:table-cell>
        </table:table-row>
        <table:table-row>
          <table:table-cell table:style-name="Table3.A2" office:value-type="string">
            <text:p text:style-name="P42">Left Vom Tag an der Schulter</text:p>
          </table:table-cell>
          <table:table-cell table:style-name="Table3.A2" office:value-type="string">
            <text:p text:style-name="P42">Left Zornhau, Left Zwerchhau, Oberhau</text:p>
          </table:table-cell>
          <table:table-cell table:style-name="Table3.C2" office:value-type="string">
            <text:p text:style-name="P42">Release mouse2 + drag up left.</text:p>
          </table:table-cell>
        </table:table-row>
        <table:table-row>
          <table:table-cell table:style-name="Table3.A2" office:value-type="string">
            <text:p text:style-name="P42">Vom Tag</text:p>
          </table:table-cell>
          <table:table-cell table:style-name="Table3.A2" office:value-type="string">
            <text:p text:style-name="P42">Oberhau/Scheitelhau, Zwerchhau</text:p>
          </table:table-cell>
          <table:table-cell table:style-name="Table3.C2" office:value-type="string">
            <text:p text:style-name="P42">Release mouse2 + drag up.</text:p>
          </table:table-cell>
        </table:table-row>
        <table:table-row>
          <table:table-cell table:style-name="Table3.A2" office:value-type="string">
            <text:p text:style-name="P42">Left Nebenhut</text:p>
          </table:table-cell>
          <table:table-cell table:style-name="Table3.A2" office:value-type="string">
            <text:p text:style-name="P42">Left Unterhau, Krumphau</text:p>
          </table:table-cell>
          <table:table-cell table:style-name="Table3.C2" office:value-type="string">
            <text:p text:style-name="P42">Release mouse2 + drag down left.</text:p>
          </table:table-cell>
        </table:table-row>
        <table:table-row>
          <table:table-cell table:style-name="Table3.A2" office:value-type="string">
            <text:p text:style-name="P42">Right Nebenhut</text:p>
          </table:table-cell>
          <table:table-cell table:style-name="Table3.A2" office:value-type="string">
            <text:p text:style-name="P42">Right Unterhau, Krumphau</text:p>
          </table:table-cell>
          <table:table-cell table:style-name="Table3.C2" office:value-type="string">
            <text:p text:style-name="P42">Release mouse2 + drag down right.</text:p>
          </table:table-cell>
        </table:table-row>
        <table:table-row>
          <table:table-cell table:style-name="Table3.A2" office:value-type="string">
            <text:p text:style-name="P42">Right Ochs</text:p>
          </table:table-cell>
          <table:table-cell table:style-name="Table3.A2" office:value-type="string">
            <text:p text:style-name="P42">Stab from above</text:p>
          </table:table-cell>
          <table:table-cell table:style-name="Table3.C2" office:value-type="string">
            <text:p text:style-name="P42"/>
          </table:table-cell>
        </table:table-row>
        <table:table-row>
          <table:table-cell table:style-name="Table3.A2" office:value-type="string">
            <text:p text:style-name="P42">Left Ochs</text:p>
          </table:table-cell>
          <table:table-cell table:style-name="Table3.A2" office:value-type="string">
            <text:p text:style-name="P42">Stab from above</text:p>
          </table:table-cell>
          <table:table-cell table:style-name="Table3.C2" office:value-type="string">
            <text:p text:style-name="P41"/>
          </table:table-cell>
        </table:table-row>
        <table:table-row table:style-name="Table3.9">
          <table:table-cell table:style-name="Table3.A9" office:value-type="string">
            <text:p text:style-name="P42">Pflug</text:p>
          </table:table-cell>
          <table:table-cell table:style-name="Table3.A2" office:value-type="string">
            <text:p text:style-name="P42">Stab from center</text:p>
          </table:table-cell>
          <table:table-cell table:style-name="Table3.C2" office:value-type="string">
            <text:p text:style-name="P41"/>
          </table:table-cell>
        </table:table-row>
        <table:table-row table:style-name="Table3.9">
          <table:table-cell table:style-name="Table3.A9" office:value-type="string">
            <text:p text:style-name="P42">Langort</text:p>
          </table:table-cell>
          <table:table-cell table:style-name="Table3.A2" office:value-type="string">
            <text:p text:style-name="P42">Stab from center</text:p>
          </table:table-cell>
          <table:table-cell table:style-name="Table3.C2" office:value-type="string">
            <text:p text:style-name="P42">Release mouse2, no mouse movement</text:p>
          </table:table-cell>
        </table:table-row>
      </table:table>
      <text:h text:style-name="P53" text:outline-level="1"/>
      <text:h text:style-name="P57" text:outline-level="1">Attacking</text:h>
      <text:p text:style-name="P16">All these attacks are triggered by different mouse movements, in combination with a mouse button click, and in some cases keyboard buttons as well.</text:p>
      <text:p text:style-name="P17">Attacks are decided after a short calculation of how the mouse was moved. After that they can be aimed within a certain threshold using upper body rotation.</text:p>
      <text:p text:style-name="P21"/>
      <text:p text:style-name="P21"/>
      <text:p text:style-name="P34">Possible attacks:</text:p>
      <text:p text:style-name="P15"/>
      <table:table table:name="Table1" table:style-name="Table1">
        <table:table-column table:style-name="Table1.A"/>
        <table:table-column table:style-name="Table1.B"/>
        <table:table-row table:style-name="Table1.1">
          <table:table-cell table:style-name="Table1.A1" office:value-type="string">
            <text:p text:style-name="P23">Attacks</text:p>
          </table:table-cell>
          <table:table-cell table:style-name="Table1.B1" office:value-type="string">
            <text:p text:style-name="P37">Controls</text:p>
          </table:table-cell>
        </table:table-row>
        <table:table-row>
          <table:table-cell table:style-name="Table1.A2" office:value-type="string">
            <text:p text:style-name="P2">Left Zornhau</text:p>
          </table:table-cell>
          <table:table-cell table:style-name="Table1.B2" office:value-type="string">
            <text:p text:style-name="P38">Mouse1, <text:span text:style-name="T1">drag</text:span> left <text:span text:style-name="T2">down.</text:span></text:p>
          </table:table-cell>
        </table:table-row>
        <table:table-row>
          <table:table-cell table:style-name="Table1.A2" office:value-type="string">
            <text:p text:style-name="P2">Right Zornhau</text:p>
          </table:table-cell>
          <table:table-cell table:style-name="Table1.B2" office:value-type="string">
            <text:p text:style-name="P38">Mouse1, <text:span text:style-name="T1">drag</text:span> right <text:span text:style-name="T2">down.</text:span></text:p>
          </table:table-cell>
        </table:table-row>
        <table:table-row table:style-name="Table1.1">
          <table:table-cell table:style-name="Table1.A2" office:value-type="string">
            <text:p text:style-name="P4">Left Zwerchhau</text:p>
          </table:table-cell>
          <table:table-cell table:style-name="Table1.B2" office:value-type="string">
            <text:p text:style-name="P38">Mouse1 + ctrl, <text:span text:style-name="T1">drag</text:span> left <text:span text:style-name="T2">up.</text:span></text:p>
          </table:table-cell>
        </table:table-row>
        <table:table-row table:style-name="Table1.1">
          <table:table-cell table:style-name="Table1.A2" office:value-type="string">
            <text:p text:style-name="P4">Right Zwerchhau</text:p>
          </table:table-cell>
          <table:table-cell table:style-name="Table1.B2" office:value-type="string">
            <text:p text:style-name="P39">Mouse1 + ctrl, <text:span text:style-name="T1">drag</text:span> right <text:span text:style-name="T2">up.</text:span></text:p>
          </table:table-cell>
        </table:table-row>
        <table:table-row>
          <table:table-cell table:style-name="Table1.A2" office:value-type="string">
            <text:p text:style-name="P2">Oberhau</text:p>
          </table:table-cell>
          <table:table-cell table:style-name="Table1.B2" office:value-type="string">
            <text:p text:style-name="P38">Mouse1, <text:span text:style-name="T3">drag</text:span> <text:span text:style-name="T3">down</text:span>.</text:p>
          </table:table-cell>
        </table:table-row>
        <table:table-row table:style-name="Table1.1">
          <table:table-cell table:style-name="Table1.A2" office:value-type="string">
            <text:p text:style-name="P5">Scheitelhau</text:p>
          </table:table-cell>
          <table:table-cell table:style-name="Table1.B2" office:value-type="string">
            <text:p text:style-name="P38">Mouse1 + ctrl, <text:span text:style-name="T1">drag</text:span> <text:span text:style-name="T3">down</text:span>.</text:p>
          </table:table-cell>
        </table:table-row>
        <table:table-row>
          <table:table-cell table:style-name="Table1.A2" office:value-type="string">
            <text:p text:style-name="P2">Left unterhau</text:p>
          </table:table-cell>
          <table:table-cell table:style-name="Table1.B2" office:value-type="string">
            <text:p text:style-name="P38">Mouse1 + <text:span text:style-name="T1">drag</text:span> <text:span text:style-name="T2">right up.</text:span></text:p>
          </table:table-cell>
        </table:table-row>
        <table:table-row>
          <table:table-cell table:style-name="Table1.A2" office:value-type="string">
            <text:p text:style-name="P2">Right unterhau</text:p>
          </table:table-cell>
          <table:table-cell table:style-name="Table1.B2" office:value-type="string">
            <text:p text:style-name="P38">Mouse 1 + <text:span text:style-name="T1">drag left up.</text:span></text:p>
          </table:table-cell>
        </table:table-row>
        <table:table-row>
          <table:table-cell table:style-name="Table1.A2" office:value-type="string">
            <text:p text:style-name="P2">Stab</text:p>
          </table:table-cell>
          <table:table-cell table:style-name="Table1.B2" office:value-type="string">
            <text:p text:style-name="P38">Middle mouse.</text:p>
          </table:table-cell>
        </table:table-row>
        <table:table-row table:style-name="Table1.1">
          <table:table-cell table:style-name="Table1.A2" office:value-type="string">
            <text:p text:style-name="P2">Krumpha<text:span text:style-name="T3">u.</text:span></text:p>
            <text:p text:style-name="P17">Can be interpreted as a short edge attack as well, given the right aim.</text:p>
          </table:table-cell>
          <table:table-cell table:style-name="Table1.B2" office:value-type="string">
            <text:p text:style-name="P38">See <text:span text:style-name="T7">parrying</text:span> section.</text:p>
            <text:p text:style-name="P16"/>
          </table:table-cell>
        </table:table-row>
        <table:table-row table:style-name="Table1.1">
          <table:table-cell table:style-name="Table1.A2" office:value-type="string">
            <text:p text:style-name="P7">Unassigned</text:p>
          </table:table-cell>
          <table:table-cell table:style-name="Table1.B2" office:value-type="string">
            <text:p text:style-name="P40">Drag straight up</text:p>
          </table:table-cell>
        </table:table-row>
      </table:table>
      <text:p text:style-name="P55"/>
      <text:p text:style-name="P48">Combo Attacks</text:p>
      <text:p text:style-name="P32">Clicking the mouse again at any time will restart the attack from the direction you chose. The speed of the transition will be slower at "unlogical" combinations that would be slower in real life as well. There may be a hidden limit to how long you can "combo" effectively.</text:p>
      <text:p text:style-name="P25"/>
      <text:p text:style-name="P25">Winding</text:p>
      <text:p text:style-name="P6">When an attack gets parried, winding is interpreted as going into a stance. For example a displaced zornhau can be made into a mutieren by going into the ochs stance. <text:span text:style-name="T5">This may get dedicated animations in combinations with holding the attack button upon impact (and thus seeking to bind on their weapon).</text:span></text:p>
      <text:p text:style-name="P24"/>
      <text:p text:style-name="P24">Stabbing</text:p>
      <text:p text:style-name="P6">Stabs can come from a p<text:span text:style-name="T4">f</text:span>lug position or an ochs position. Which one is chosen depends on the stance, or if the longsword is held low or high when starting. The stab button is also used to stab after a wind.</text:p>
      <text:p text:style-name="P6"/>
      <text:p text:style-name="P26">From Attacks to Stances</text:p>
      <text:p text:style-name="P8"><text:span text:style-name="T6">Every attack ends in a stance. Overhead attacks naturally end in a Nebenhut type of stance, Unterhau ends in an upper stance like Vom tag or Ochs and so on. </text:span>Though every attack type is possible from any stance, <text:span text:style-name="T6">starting</text:span> an attack that <text:span text:style-name="T6">naturally goes along with your current stance is faster and doesn't require the additional time of a transition to get there.</text:span></text:p>
      <text:h text:style-name="P58" text:outline-level="1">Parrying</text:h>
      <text:p text:style-name="P49">As opposed to attacks which are decisive and specific motions, parrying is a fluent motion that needs more influence from the player. In order to allow the player to manually set aside stabs and strikes, it must be possible to go from a left parry to a right parry at will.</text:p>
      <text:p text:style-name="P49"/>
      <text:p text:style-name="P51">Some ways to parry:</text:p>
      <table:table table:name="Table2" table:style-name="Table2">
        <table:table-column table:style-name="Table2.A"/>
        <table:table-column table:style-name="Table2.B"/>
        <table:table-row>
          <table:table-cell table:style-name="Table2.A1" office:value-type="string">
            <text:p text:style-name="P47">Parries</text:p>
          </table:table-cell>
          <table:table-cell table:style-name="Table2.B1" office:value-type="string">
            <text:p text:style-name="P47">Controls/Context</text:p>
          </table:table-cell>
        </table:table-row>
        <table:table-row>
          <table:table-cell table:style-name="Table2.A2" office:value-type="string">
            <text:p text:style-name="P44">“Straight” parrying – from left to right, mid to high</text:p>
          </table:table-cell>
          <table:table-cell table:style-name="Table2.B2" office:value-type="string">
            <text:p text:style-name="P44">Mouse2 + mouse left/right – <text:span text:style-name="T10">then right/left/up/down</text:span></text:p>
          </table:table-cell>
        </table:table-row>
        <table:table-row>
          <table:table-cell table:style-name="Table2.A2" office:value-type="string">
            <text:p text:style-name="P44">Left hanging parry – from left to right, low to high</text:p>
          </table:table-cell>
          <table:table-cell table:style-name="Table2.B2" office:value-type="string">
            <text:p text:style-name="P44">Mouse2 + CTRL.</text:p>
          </table:table-cell>
        </table:table-row>
        <table:table-row>
          <table:table-cell table:style-name="Table2.A2" office:value-type="string">
            <text:p text:style-name="P44">Right hanging parry – from left to right, low to high</text:p>
          </table:table-cell>
          <table:table-cell table:style-name="Table2.B2" office:value-type="string">
            <text:p text:style-name="P44">Mouse2 + CTRL. These cannot interpolate directly between each other, but can do so via the straight parry.</text:p>
          </table:table-cell>
        </table:table-row>
        <table:table-row table:style-name="Table2.5">
          <table:table-cell table:style-name="Table2.A2" office:value-type="string">
            <text:p text:style-name="P45">Direct lower left parry</text:p>
          </table:table-cell>
          <table:table-cell table:style-name="Table2.B2" office:value-type="string">
            <text:p text:style-name="P45">Mouse2 + drag down left.</text:p>
          </table:table-cell>
        </table:table-row>
        <table:table-row table:style-name="Table2.5">
          <table:table-cell table:style-name="Table2.A2" office:value-type="string">
            <text:p text:style-name="P45">Direct lower right parry</text:p>
          </table:table-cell>
          <table:table-cell table:style-name="Table2.B2" office:value-type="string">
            <text:p text:style-name="P45">Mouse2 + drag down right.</text:p>
          </table:table-cell>
        </table:table-row>
        <table:table-row>
          <table:table-cell table:style-name="Table2.A2" office:value-type="string">
            <text:p text:style-name="P45">Upper parry</text:p>
          </table:table-cell>
          <table:table-cell table:style-name="Table2.B2" office:value-type="string">
            <text:p text:style-name="P45">Mouse + drag up</text:p>
          </table:table-cell>
        </table:table-row>
        <table:table-row table:style-name="Table2.5">
          <table:table-cell table:style-name="Table2.A2" office:value-type="string">
            <text:p text:style-name="P46">Krumphau</text:p>
          </table:table-cell>
          <table:table-cell table:style-name="Table2.B2" office:value-type="string">
            <text:p text:style-name="P46">Mouse2 + Mouse1 + left/right</text:p>
          </table:table-cell>
        </table:table-row>
      </table:table>
      <text:p text:style-name="P50"/>
      <text:p text:style-name="P28">The <text:span text:style-name="T8">Straight</text:span> Parry</text:p>
      <text:p text:style-name="P11">The most natural way to parry Zornhau and other overhead attacks, and stabs. It should be able to catch most strikes, but has trouble reaching what is aimed at the lower part of the legs.</text:p>
      <text:p text:style-name="P10"/>
      <text:p text:style-name="P27">The Hanging Parry</text:p>
      <text:p text:style-name="P9">A hanging parry to (for example) the left can block attacks to all four openings, but it uses the same parry for all its interpolations – it does not transition to the right hanging parry without going via the straight parry (releasing CTRL).</text:p>
      <text:p text:style-name="P9"/>
      <text:p text:style-name="P30">The Direct Lower Parries</text:p>
      <text:p text:style-name="P12">Even though the hanging parries cover the feet, the rotations required to get there are not ideal for an immediate lower parry, <text:span text:style-name="T10">coming from a straight rotation</text:span>. Going from a straight parry to a lower parry in the form of Hengen creates a risk that you'll be too late to stop the strike, since your blade would rotate the <text:span text:style-name="T9">opposite way of the one that would </text:span><text:soft-page-break/><text:span text:style-name="T9">naturally oppose their strike.</text:span></text:p>
      <text:p text:style-name="P13">For that reason, you can do a lower parry directly, <text:span text:style-name="T10">and it would have the rotation of Alber, and can be made to block any lower strikes as well as waist-high strikes. Anything above that would require another keypress on the parrying button.</text:span></text:p>
      <text:p text:style-name="P9"/>
      <text:p text:style-name="P30">The Upper Parry</text:p>
      <text:p text:style-name="P33">Transitioning in one motion from a straight or hanging parry to an upper parry would break the interpolations <text:span text:style-name="T10">required to set aside stabs and binds.</text:span> For that reason it needs to be triggered by a motion of its own, requiring the parry button to be clicked down again.</text:p>
      <text:p text:style-name="P9"/>
      <text:p text:style-name="P29">The Attack as Defense</text:p>
      <text:p text:style-name="P11">Any strikes that cover the line of an opposing attack will naturally block it, such as Zornhau blocking Zornhau. <text:span text:style-name="T10">Attacking is just a more clever approach to defending against certain strikes or directions. </text:span>Aiming becomes necessary to make sure you're actually safe behind your strike.</text:p>
      <text:p text:style-name="P11"/>
      <text:p text:style-name="P31">Krumphau</text:p>
      <text:p text:style-name="P14">Though Krumphau is a form of attack, with either the long or short edge, it is used to deflect potential stabs/strikes <text:span text:style-name="T14">downwards</text:span> <text:span text:style-name="T13">to quickly restrict</text:span> their angle. It is done by clicking attack while already holding parry, and choosing the appropriate direction. If the sword is already on the left, the only possible direction would be right, for the Krumphau. This is extra powerful when coming from Nebenhut, but can of course be initiated from any stance.</text:p>
      <text:h text:style-name="P59" text:outline-level="1">Technical Approaches</text:h>
      <text:p text:style-name="P22">Weapon Collision</text:p>
      <text:p text:style-name="P22"/>
      <text:p text:style-name="P35">Approach #1:</text:p>
      <text:p text:style-name="P18"><text:s/>Every weapon has 3-4 collision boxes, representing the strong and the weak. Every collision point can have a child transform that can be read by the opposing weapon, which places itself along the weapon at the point of impact. This only happens during the impact, not every frame of collision, unless there is a new collision.</text:p>
      <text:p text:style-name="P18">The weapon that hits the other, follows the position of the hand as usual, but the hand only rotates as far as allowed by the angle between the hand and the impact point on <text:span text:style-name="T17">the opposing</text:span> weapon.</text:p>
      <text:p text:style-name="P18"/>
      <text:p text:style-name="P22">Against a 'static' object/weapon</text:p>
      <text:p text:style-name="P18">As long as there is no collision, the animation will carry out. After the collision, the rotation is locked towards the point of impact.</text:p>
      <text:p text:style-name="P18"/>
      <text:p text:style-name="P22">Beating a weapon out of the way</text:p>
      <text:p text:style-name="P18">A weapon gains force by the speed <text:span text:style-name="T18">and duration</text:span> of the strike, and this gets applied to the <text:span text:style-name="T19">weapon</text:span> it hits, with various impact depending on where the hit lands. The attacker's weak on the opponent's strong applies the least amount of force on their <text:span text:style-name="T20">weapon</text:span>. The attacker's ideal place to apply force <text:span text:style-name="T21">from</text:span> is somewhere between the middle and the weak of the blade, and hitting the weak with this point applies the greatest amount of force.</text:p>
      <text:p text:style-name="P20">The calculation involves the velocities of the attacking and the defending <text:span text:style-name="T22">weapons (and probably the duration it has been swung)</text:span>, the collision boxes that are involved, and the sword hand's rotation will then be made to interpolate to a point offset from the collision point, according to the direction it was hit.</text:p>
      <text:p text:style-name="P18"/>
      <text:p text:style-name="P22"><text:span text:style-name="T24">Collision during b</text:span>inding</text:p>
      <text:p text:style-name="P19">If a longsword pushes <text:span text:style-name="T23">with the strong collision box against</text:span> another longsword <text:span text:style-name="T23">so that it is stronger</text:span>, the pushed blade will be forced to rotate towards the collision point on that collider. <text:span text:style-name="T15">I</text:span>f there is free space again, it will interpolate back to the rotation of the an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Kaiti Std R1" svg:font-family="'Adobe Kaiti Std R'"/>
    <style:font-face style:name="Arial1" svg:font-family="Arial" style:font-family-generic="swiss"/>
    <style:font-face style:name="Adobe Kaiti Std R" svg:font-family="'Adobe Kaiti Std 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8:21:49.605000000</meta:creation-date>
    <dc:date>2016-01-27T23:52:40.726000000</dc:date>
    <meta:editing-duration>PT15H51M13S</meta:editing-duration>
    <meta:editing-cycles>27</meta:editing-cycles>
    <meta:generator>LibreOffice/5.0.3.2$Windows_x86 LibreOffice_project/e5f16313668ac592c1bfb310f4390624e3dbfb75</meta:generator>
    <meta:document-statistic meta:table-count="3" meta:image-count="0" meta:object-count="0" meta:page-count="6" meta:paragraph-count="113" meta:word-count="1352" meta:character-count="7807" meta:non-whitespace-character-count="6562"/>
  </office:meta>
</office:document-meta>
</file>